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6465in"/>
    </style:style>
    <style:style style:name="co2" style:family="table-column">
      <style:table-column-properties fo:break-before="auto" style:column-width="0.7in"/>
    </style:style>
    <style:style style:name="co3" style:family="table-column">
      <style:table-column-properties fo:break-before="auto" style:column-width="0.6681in"/>
    </style:style>
    <style:style style:name="co4" style:family="table-column">
      <style:table-column-properties fo:break-before="auto" style:column-width="0.5929in"/>
    </style:style>
    <style:style style:name="co5" style:family="table-column">
      <style:table-column-properties fo:break-before="auto" style:column-width="1.7618in"/>
    </style:style>
    <style:style style:name="co6" style:family="table-column">
      <style:table-column-properties fo:break-before="auto" style:column-width="1.8791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5339in"/>
    </style:style>
    <style:style style:name="co9" style:family="table-column">
      <style:table-column-properties fo:break-before="auto" style:column-width="0.5445in"/>
    </style:style>
    <style:style style:name="co10" style:family="table-column">
      <style:table-column-properties fo:break-before="auto" style:column-width="0.6791in"/>
    </style:style>
    <style:style style:name="co11" style:family="table-column">
      <style:table-column-properties fo:break-before="auto" style:column-width="0.5547in"/>
    </style:style>
    <style:style style:name="co12" style:family="table-column">
      <style:table-column-properties fo:break-before="auto" style:column-width="0.4827in"/>
    </style:style>
    <style:style style:name="co13" style:family="table-column">
      <style:table-column-properties fo:break-before="auto" style:column-width="0.9173in"/>
    </style:style>
    <style:style style:name="co14" style:family="table-column">
      <style:table-column-properties fo:break-before="auto" style:column-width="0.628in"/>
    </style:style>
    <style:style style:name="co15" style:family="table-column">
      <style:table-column-properties fo:break-before="auto" style:column-width="0.9799in"/>
    </style:style>
    <style:style style:name="co16" style:family="table-column">
      <style:table-column-properties fo:break-before="auto" style:column-width="0.9902in"/>
    </style:style>
    <style:style style:name="co17" style:family="table-column">
      <style:table-column-properties fo:break-before="auto" style:column-width="0.7626in"/>
    </style:style>
    <style:style style:name="co18" style:family="table-column">
      <style:table-column-properties fo:break-before="auto" style:column-width="0.6583in"/>
    </style:style>
    <style:style style:name="co19" style:family="table-column">
      <style:table-column-properties fo:break-before="auto" style:column-width="0.8453in"/>
    </style:style>
    <style:style style:name="co20" style:family="table-column">
      <style:table-column-properties fo:break-before="auto" style:column-width="1.1972in"/>
    </style:style>
    <style:style style:name="co21" style:family="table-column">
      <style:table-column-properties fo:break-before="auto" style:column-width="0.8764in"/>
    </style:style>
    <style:style style:name="co22" style:family="table-column">
      <style:table-column-properties fo:break-before="auto" style:column-width="0.772in"/>
    </style:style>
    <style:style style:name="co23" style:family="table-column">
      <style:table-column-properties fo:break-before="auto" style:column-width="0.9591in"/>
    </style:style>
    <style:style style:name="co24" style:family="table-column">
      <style:table-column-properties fo:break-before="auto" style:column-width="1.3118in"/>
    </style:style>
    <style:style style:name="co25" style:family="table-column">
      <style:table-column-properties fo:break-before="auto" style:column-width="0.57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ZIP</text:p>
          </table:table-cell>
          <table:table-cell office:value-type="string" calcext:value-type="string">
            <text:p>WNH (%)</text:p>
          </table:table-cell>
          <table:table-cell office:value-type="string" calcext:value-type="string">
            <text:p>BNH (%)</text:p>
          </table:table-cell>
          <table:table-cell office:value-type="string" calcext:value-type="string">
            <text:p>H (%)</text:p>
          </table:table-cell>
          <table:table-cell office:value-type="string" calcext:value-type="string">
            <text:p>Overall Below Poverty (%)</text:p>
          </table:table-cell>
          <table:table-cell office:value-type="string" calcext:value-type="string">
            <text:p>Under 18 Below Poverty (%)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38002" calcext:value-type="float">
            <text:p>38002</text:p>
          </table:table-cell>
          <table:table-cell office:value-type="float" office:value="70.7168592371723" calcext:value-type="float">
            <text:p>70.7</text:p>
          </table:table-cell>
          <table:table-cell office:value-type="float" office:value="18.8197291589017" calcext:value-type="float">
            <text:p>18.8</text:p>
          </table:table-cell>
          <table:table-cell office:value-type="float" office:value="5.36712635109952" calcext:value-type="float">
            <text:p>5.4</text:p>
          </table:table-cell>
          <table:table-cell office:value-type="float" office:value="6.1" calcext:value-type="float">
            <text:p>6.1</text:p>
          </table:table-cell>
          <table:table-cell office:value-type="float" office:value="9.2" calcext:value-type="float">
            <text:p>9.2</text:p>
          </table:table-cell>
          <table:table-cell office:value-type="float" office:value="40245" calcext:value-type="float">
            <text:p>40245</text:p>
          </table:table-cell>
        </table:table-row>
        <table:table-row table:style-name="ro1">
          <table:table-cell office:value-type="float" office:value="38004" calcext:value-type="float">
            <text:p>38004</text:p>
          </table:table-cell>
          <table:table-cell office:value-type="float" office:value="83.1543244771057" calcext:value-type="float">
            <text:p>83.2</text:p>
          </table:table-cell>
          <table:table-cell office:value-type="float" office:value="9.18598078010175" calcext:value-type="float">
            <text:p>9.2</text:p>
          </table:table-cell>
          <table:table-cell office:value-type="float" office:value="2.98662144337667" calcext:value-type="float">
            <text:p>3.0</text:p>
          </table:table-cell>
          <table:table-cell office:value-type="float" office:value="6.2" calcext:value-type="float">
            <text:p>6.2</text:p>
          </table:table-cell>
          <table:table-cell office:value-type="float" office:value="10.7" calcext:value-type="float">
            <text:p>10.7</text:p>
          </table:table-cell>
          <table:table-cell office:value-type="float" office:value="10614" calcext:value-type="float">
            <text:p>10614</text:p>
          </table:table-cell>
        </table:table-row>
        <table:table-row table:style-name="ro1">
          <table:table-cell office:value-type="float" office:value="38011" calcext:value-type="float">
            <text:p>38011</text:p>
          </table:table-cell>
          <table:table-cell office:value-type="float" office:value="84.3531202435312" calcext:value-type="float">
            <text:p>84.4</text:p>
          </table:table-cell>
          <table:table-cell office:value-type="float" office:value="10.6747843734145" calcext:value-type="float">
            <text:p>10.7</text:p>
          </table:table-cell>
          <table:table-cell office:value-type="float" office:value="1.27853881278539" calcext:value-type="float">
            <text:p>1.3</text:p>
          </table:table-cell>
          <table:table-cell office:value-type="float" office:value="8.8" calcext:value-type="float">
            <text:p>8.8</text:p>
          </table:table-cell>
          <table:table-cell office:value-type="float" office:value="15.3" calcext:value-type="float">
            <text:p>15.3</text:p>
          </table:table-cell>
          <table:table-cell office:value-type="float" office:value="9855" calcext:value-type="float">
            <text:p>9855</text:p>
          </table:table-cell>
        </table:table-row>
        <table:table-row table:style-name="ro1">
          <table:table-cell office:value-type="float" office:value="38016" calcext:value-type="float">
            <text:p>38016</text:p>
          </table:table-cell>
          <table:table-cell office:value-type="float" office:value="40.1113972820738" calcext:value-type="float">
            <text:p>40.1</text:p>
          </table:table-cell>
          <table:table-cell office:value-type="float" office:value="48.0285612580355" calcext:value-type="float">
            <text:p>48.0</text:p>
          </table:table-cell>
          <table:table-cell office:value-type="float" office:value="4.85164478505769" calcext:value-type="float">
            <text:p>4.9</text:p>
          </table:table-cell>
          <table:table-cell office:value-type="float" office:value="5.4" calcext:value-type="float">
            <text:p>5.4</text:p>
          </table:table-cell>
          <table:table-cell office:value-type="float" office:value="6.3" calcext:value-type="float">
            <text:p>6.3</text:p>
          </table:table-cell>
          <table:table-cell office:value-type="float" office:value="47757" calcext:value-type="float">
            <text:p>47757</text:p>
          </table:table-cell>
        </table:table-row>
        <table:table-row table:style-name="ro1">
          <table:table-cell office:value-type="float" office:value="38017" calcext:value-type="float">
            <text:p>38017</text:p>
          </table:table-cell>
          <table:table-cell office:value-type="float" office:value="73.2509379827853" calcext:value-type="float">
            <text:p>73.3</text:p>
          </table:table-cell>
          <table:table-cell office:value-type="float" office:value="12.9073787979107" calcext:value-type="float">
            <text:p>12.9</text:p>
          </table:table-cell>
          <table:table-cell office:value-type="float" office:value="2.29345986905025" calcext:value-type="float">
            <text:p>2.3</text:p>
          </table:table-cell>
          <table:table-cell office:value-type="float" office:value="3.9" calcext:value-type="float">
            <text:p>3.9</text:p>
          </table:table-cell>
          <table:table-cell office:value-type="float" office:value="6" calcext:value-type="float">
            <text:p>6</text:p>
          </table:table-cell>
          <table:table-cell office:value-type="float" office:value="54372" calcext:value-type="float">
            <text:p>54372</text:p>
          </table:table-cell>
        </table:table-row>
        <table:table-row table:style-name="ro1">
          <table:table-cell office:value-type="float" office:value="38018" calcext:value-type="float">
            <text:p>38018</text:p>
          </table:table-cell>
          <table:table-cell office:value-type="float" office:value="47.7496842840637" calcext:value-type="float">
            <text:p>47.7</text:p>
          </table:table-cell>
          <table:table-cell office:value-type="float" office:value="37.5366096138861" calcext:value-type="float">
            <text:p>37.5</text:p>
          </table:table-cell>
          <table:table-cell office:value-type="float" office:value="5.91665099282586" calcext:value-type="float">
            <text:p>5.9</text:p>
          </table:table-cell>
          <table:table-cell office:value-type="float" office:value="10.9" calcext:value-type="float">
            <text:p>10.9</text:p>
          </table:table-cell>
          <table:table-cell office:value-type="float" office:value="19.6" calcext:value-type="float">
            <text:p>19.6</text:p>
          </table:table-cell>
          <table:table-cell office:value-type="float" office:value="37217" calcext:value-type="float">
            <text:p>37217</text:p>
          </table:table-cell>
        </table:table-row>
        <table:table-row table:style-name="ro1">
          <table:table-cell office:value-type="float" office:value="38028" calcext:value-type="float">
            <text:p>38028</text:p>
          </table:table-cell>
          <table:table-cell office:value-type="float" office:value="86.2742282842785" calcext:value-type="float">
            <text:p>86.3</text:p>
          </table:table-cell>
          <table:table-cell office:value-type="float" office:value="11.0122038765255" calcext:value-type="float">
            <text:p>11.0</text:p>
          </table:table-cell>
          <table:table-cell office:value-type="float" office:value="1.80904522613065" calcext:value-type="float">
            <text:p>1.8</text:p>
          </table:table-cell>
          <table:table-cell office:value-type="float" office:value="4.1" calcext:value-type="float">
            <text:p>4.1</text:p>
          </table:table-cell>
          <table:table-cell office:value-type="float" office:value="1.1" calcext:value-type="float">
            <text:p>1.1</text:p>
          </table:table-cell>
          <table:table-cell office:value-type="float" office:value="6965" calcext:value-type="float">
            <text:p>6965</text:p>
          </table:table-cell>
        </table:table-row>
        <table:table-row table:style-name="ro1">
          <table:table-cell office:value-type="float" office:value="38053" calcext:value-type="float">
            <text:p>38053</text:p>
          </table:table-cell>
          <table:table-cell office:value-type="float" office:value="67.2857411941985" calcext:value-type="float">
            <text:p>67.3</text:p>
          </table:table-cell>
          <table:table-cell office:value-type="float" office:value="23.1418346204558" calcext:value-type="float">
            <text:p>23.1</text:p>
          </table:table-cell>
          <table:table-cell office:value-type="float" office:value="5.09323789790921" calcext:value-type="float">
            <text:p>5.1</text:p>
          </table:table-cell>
          <table:table-cell office:value-type="float" office:value="15" calcext:value-type="float">
            <text:p>15</text:p>
          </table:table-cell>
          <table:table-cell office:value-type="float" office:value="23.4" calcext:value-type="float">
            <text:p>23.4</text:p>
          </table:table-cell>
          <table:table-cell office:value-type="float" office:value="26545" calcext:value-type="float">
            <text:p>26545</text:p>
          </table:table-cell>
        </table:table-row>
        <table:table-row table:style-name="ro1">
          <table:table-cell office:value-type="float" office:value="38054" calcext:value-type="float">
            <text:p>38054</text:p>
          </table:table-cell>
          <table:table-cell office:value-type="float" office:value="70.1107011070111" calcext:value-type="float">
            <text:p>70.1</text:p>
          </table:table-cell>
          <table:table-cell office:value-type="float" office:value="16.2361623616236" calcext:value-type="float">
            <text:p>16.2</text:p>
          </table:table-cell>
          <table:table-cell office:value-type="float" office:value="11.8081180811808" calcext:value-type="float">
            <text:p>11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float" office:value="38103" calcext:value-type="float">
            <text:p>38103</text:p>
          </table:table-cell>
          <table:table-cell office:value-type="float" office:value="54.1654799202506" calcext:value-type="float">
            <text:p>54.2</text:p>
          </table:table-cell>
          <table:table-cell office:value-type="float" office:value="33.3095984050128" calcext:value-type="float">
            <text:p>33.3</text:p>
          </table:table-cell>
          <table:table-cell office:value-type="float" office:value="3.28966106522358" calcext:value-type="float">
            <text:p>3.3</text:p>
          </table:table-cell>
          <table:table-cell office:value-type="float" office:value="16.2" calcext:value-type="float">
            <text:p>16.2</text:p>
          </table:table-cell>
          <table:table-cell office:value-type="float" office:value="7.2" calcext:value-type="float">
            <text:p>7.2</text:p>
          </table:table-cell>
          <table:table-cell office:value-type="float" office:value="14044" calcext:value-type="float">
            <text:p>14044</text:p>
          </table:table-cell>
        </table:table-row>
        <table:table-row table:style-name="ro1">
          <table:table-cell office:value-type="float" office:value="38104" calcext:value-type="float">
            <text:p>38104</text:p>
          </table:table-cell>
          <table:table-cell office:value-type="float" office:value="64.1238253178552" calcext:value-type="float">
            <text:p>64.1</text:p>
          </table:table-cell>
          <table:table-cell office:value-type="float" office:value="26.0747544329634" calcext:value-type="float">
            <text:p>26.1</text:p>
          </table:table-cell>
          <table:table-cell office:value-type="float" office:value="5.68950121188927" calcext:value-type="float">
            <text:p>5.7</text:p>
          </table:table-cell>
          <table:table-cell office:value-type="float" office:value="21.6" calcext:value-type="float">
            <text:p>21.6</text:p>
          </table:table-cell>
          <table:table-cell office:value-type="float" office:value="18.6" calcext:value-type="float">
            <text:p>18.6</text:p>
          </table:table-cell>
          <table:table-cell office:value-type="float" office:value="23517" calcext:value-type="float">
            <text:p>23517</text:p>
          </table:table-cell>
        </table:table-row>
        <table:table-row table:style-name="ro1">
          <table:table-cell office:value-type="float" office:value="38105" calcext:value-type="float">
            <text:p>38105</text:p>
          </table:table-cell>
          <table:table-cell office:value-type="float" office:value="11.3383797712997" calcext:value-type="float">
            <text:p>11.3</text:p>
          </table:table-cell>
          <table:table-cell office:value-type="float" office:value="78.4828474794653" calcext:value-type="float">
            <text:p>78.5</text:p>
          </table:table-cell>
          <table:table-cell office:value-type="float" office:value="4.17136414881623" calcext:value-type="float">
            <text:p>4.2</text:p>
          </table:table-cell>
          <table:table-cell office:value-type="float" office:value="41.5" calcext:value-type="float">
            <text:p>41.5</text:p>
          </table:table-cell>
          <table:table-cell office:value-type="float" office:value="48.3" calcext:value-type="float">
            <text:p>48.3</text:p>
          </table:table-cell>
          <table:table-cell office:value-type="float" office:value="6209" calcext:value-type="float">
            <text:p>6209</text:p>
          </table:table-cell>
        </table:table-row>
        <table:table-row table:style-name="ro1">
          <table:table-cell office:value-type="float" office:value="38106" calcext:value-type="float">
            <text:p>38106</text:p>
          </table:table-cell>
          <table:table-cell office:value-type="float" office:value="1.69378667443506" calcext:value-type="float">
            <text:p>1.7</text:p>
          </table:table-cell>
          <table:table-cell office:value-type="float" office:value="96.2295559532232" calcext:value-type="float">
            <text:p>96.2</text:p>
          </table:table-cell>
          <table:table-cell office:value-type="float" office:value="1.79782762495318" calcext:value-type="float">
            <text:p>1.8</text:p>
          </table:table-cell>
          <table:table-cell office:value-type="float" office:value="42.4" calcext:value-type="float">
            <text:p>42.4</text:p>
          </table:table-cell>
          <table:table-cell office:value-type="float" office:value="64.9" calcext:value-type="float">
            <text:p>64.9</text:p>
          </table:table-cell>
          <table:table-cell office:value-type="float" office:value="24029" calcext:value-type="float">
            <text:p>24029</text:p>
          </table:table-cell>
        </table:table-row>
        <table:table-row table:style-name="ro1">
          <table:table-cell office:value-type="float" office:value="38107" calcext:value-type="float">
            <text:p>38107</text:p>
          </table:table-cell>
          <table:table-cell office:value-type="float" office:value="17.7915632754342" calcext:value-type="float">
            <text:p>17.8</text:p>
          </table:table-cell>
          <table:table-cell office:value-type="float" office:value="77.3138957816377" calcext:value-type="float">
            <text:p>77.3</text:p>
          </table:table-cell>
          <table:table-cell office:value-type="float" office:value="1.20347394540943" calcext:value-type="float">
            <text:p>1.2</text:p>
          </table:table-cell>
          <table:table-cell office:value-type="float" office:value="33.5" calcext:value-type="float">
            <text:p>33.5</text:p>
          </table:table-cell>
          <table:table-cell office:value-type="float" office:value="49.4" calcext:value-type="float">
            <text:p>49.4</text:p>
          </table:table-cell>
          <table:table-cell office:value-type="float" office:value="16120" calcext:value-type="float">
            <text:p>16120</text:p>
          </table:table-cell>
        </table:table-row>
        <table:table-row table:style-name="ro1">
          <table:table-cell office:value-type="float" office:value="38108" calcext:value-type="float">
            <text:p>38108</text:p>
          </table:table-cell>
          <table:table-cell office:value-type="float" office:value="13.9208673298312" calcext:value-type="float">
            <text:p>13.9</text:p>
          </table:table-cell>
          <table:table-cell office:value-type="float" office:value="62.3281546887225" calcext:value-type="float">
            <text:p>62.3</text:p>
          </table:table-cell>
          <table:table-cell office:value-type="float" office:value="22.0912037554488" calcext:value-type="float">
            <text:p>22.1</text:p>
          </table:table-cell>
          <table:table-cell office:value-type="float" office:value="44.7" calcext:value-type="float">
            <text:p>44.7</text:p>
          </table:table-cell>
          <table:table-cell office:value-type="float" office:value="63.5" calcext:value-type="float">
            <text:p>63.5</text:p>
          </table:table-cell>
          <table:table-cell office:value-type="float" office:value="17894" calcext:value-type="float">
            <text:p>17894</text:p>
          </table:table-cell>
        </table:table-row>
        <table:table-row table:style-name="ro1">
          <table:table-cell office:value-type="float" office:value="38109" calcext:value-type="float">
            <text:p>38109</text:p>
          </table:table-cell>
          <table:table-cell office:value-type="float" office:value="1.73634299452384" calcext:value-type="float">
            <text:p>1.7</text:p>
          </table:table-cell>
          <table:table-cell office:value-type="float" office:value="96.004185031833" calcext:value-type="float">
            <text:p>96.0</text:p>
          </table:table-cell>
          <table:table-cell office:value-type="float" office:value="1.67846489470638" calcext:value-type="float">
            <text:p>1.7</text:p>
          </table:table-cell>
          <table:table-cell office:value-type="float" office:value="26.7" calcext:value-type="float">
            <text:p>26.7</text:p>
          </table:table-cell>
          <table:table-cell office:value-type="float" office:value="42.2" calcext:value-type="float">
            <text:p>42.2</text:p>
          </table:table-cell>
          <table:table-cell office:value-type="float" office:value="44922" calcext:value-type="float">
            <text:p>44922</text:p>
          </table:table-cell>
        </table:table-row>
        <table:table-row table:style-name="ro1">
          <table:table-cell office:value-type="float" office:value="38111" calcext:value-type="float">
            <text:p>38111</text:p>
          </table:table-cell>
          <table:table-cell office:value-type="float" office:value="40.2566398090122" calcext:value-type="float">
            <text:p>40.3</text:p>
          </table:table-cell>
          <table:table-cell office:value-type="float" office:value="48.639900833276" calcext:value-type="float">
            <text:p>48.6</text:p>
          </table:table-cell>
          <table:table-cell office:value-type="float" office:value="7.56834928723917" calcext:value-type="float">
            <text:p>7.6</text:p>
          </table:table-cell>
          <table:table-cell office:value-type="float" office:value="29.2" calcext:value-type="float">
            <text:p>29.2</text:p>
          </table:table-cell>
          <table:table-cell office:value-type="float" office:value="45" calcext:value-type="float">
            <text:p>45</text:p>
          </table:table-cell>
          <table:table-cell office:value-type="float" office:value="43563" calcext:value-type="float">
            <text:p>43563</text:p>
          </table:table-cell>
        </table:table-row>
        <table:table-row table:style-name="ro1">
          <table:table-cell office:value-type="float" office:value="38112" calcext:value-type="float">
            <text:p>38112</text:p>
          </table:table-cell>
          <table:table-cell office:value-type="float" office:value="35.5988760098349" calcext:value-type="float">
            <text:p>35.6</text:p>
          </table:table-cell>
          <table:table-cell office:value-type="float" office:value="55.684346095305" calcext:value-type="float">
            <text:p>55.7</text:p>
          </table:table-cell>
          <table:table-cell office:value-type="float" office:value="5.47359793935136" calcext:value-type="float">
            <text:p>5.5</text:p>
          </table:table-cell>
          <table:table-cell office:value-type="float" office:value="27.9" calcext:value-type="float">
            <text:p>27.9</text:p>
          </table:table-cell>
          <table:table-cell office:value-type="float" office:value="41.9" calcext:value-type="float">
            <text:p>41.9</text:p>
          </table:table-cell>
          <table:table-cell office:value-type="float" office:value="17082" calcext:value-type="float">
            <text:p>17082</text:p>
          </table:table-cell>
        </table:table-row>
        <table:table-row table:style-name="ro1">
          <table:table-cell office:value-type="float" office:value="38114" calcext:value-type="float">
            <text:p>38114</text:p>
          </table:table-cell>
          <table:table-cell office:value-type="float" office:value="4.92794743522736" calcext:value-type="float">
            <text:p>4.9</text:p>
          </table:table-cell>
          <table:table-cell office:value-type="float" office:value="91.3088927051445" calcext:value-type="float">
            <text:p>91.3</text:p>
          </table:table-cell>
          <table:table-cell office:value-type="float" office:value="2.01597849622937" calcext:value-type="float">
            <text:p>2.0</text:p>
          </table:table-cell>
          <table:table-cell office:value-type="float" office:value="35.4" calcext:value-type="float">
            <text:p>35.4</text:p>
          </table:table-cell>
          <table:table-cell office:value-type="float" office:value="51.9" calcext:value-type="float">
            <text:p>51.9</text:p>
          </table:table-cell>
          <table:table-cell office:value-type="float" office:value="26786" calcext:value-type="float">
            <text:p>26786</text:p>
          </table:table-cell>
        </table:table-row>
        <table:table-row table:style-name="ro1">
          <table:table-cell office:value-type="float" office:value="38115" calcext:value-type="float">
            <text:p>38115</text:p>
          </table:table-cell>
          <table:table-cell office:value-type="float" office:value="6.28351739843769" calcext:value-type="float">
            <text:p>6.3</text:p>
          </table:table-cell>
          <table:table-cell office:value-type="float" office:value="81.964884785856" calcext:value-type="float">
            <text:p>82.0</text:p>
          </table:table-cell>
          <table:table-cell office:value-type="float" office:value="10.3998824595342" calcext:value-type="float">
            <text:p>10.4</text:p>
          </table:table-cell>
          <table:table-cell office:value-type="float" office:value="29.8" calcext:value-type="float">
            <text:p>29.8</text:p>
          </table:table-cell>
          <table:table-cell office:value-type="float" office:value="50.9" calcext:value-type="float">
            <text:p>50.9</text:p>
          </table:table-cell>
          <table:table-cell office:value-type="float" office:value="40837" calcext:value-type="float">
            <text:p>40837</text:p>
          </table:table-cell>
        </table:table-row>
        <table:table-row table:style-name="ro1">
          <table:table-cell office:value-type="float" office:value="38116" calcext:value-type="float">
            <text:p>38116</text:p>
          </table:table-cell>
          <table:table-cell office:value-type="float" office:value="2.94280396398209" calcext:value-type="float">
            <text:p>2.9</text:p>
          </table:table-cell>
          <table:table-cell office:value-type="float" office:value="93.4000704260778" calcext:value-type="float">
            <text:p>93.4</text:p>
          </table:table-cell>
          <table:table-cell office:value-type="float" office:value="2.33663665174305" calcext:value-type="float">
            <text:p>2.3</text:p>
          </table:table-cell>
          <table:table-cell office:value-type="float" office:value="28.8" calcext:value-type="float">
            <text:p>28.8</text:p>
          </table:table-cell>
          <table:table-cell office:value-type="float" office:value="47.6" calcext:value-type="float">
            <text:p>47.6</text:p>
          </table:table-cell>
          <table:table-cell office:value-type="float" office:value="39758" calcext:value-type="float">
            <text:p>39758</text:p>
          </table:table-cell>
        </table:table-row>
        <table:table-row table:style-name="ro1">
          <table:table-cell office:value-type="float" office:value="38117" calcext:value-type="float">
            <text:p>38117</text:p>
          </table:table-cell>
          <table:table-cell office:value-type="float" office:value="83.532321007689" calcext:value-type="float">
            <text:p>83.5</text:p>
          </table:table-cell>
          <table:table-cell office:value-type="float" office:value="8.94092191182721" calcext:value-type="float">
            <text:p>8.9</text:p>
          </table:table-cell>
          <table:table-cell office:value-type="float" office:value="4.89161933464704" calcext:value-type="float">
            <text:p>4.9</text:p>
          </table:table-cell>
          <table:table-cell office:value-type="float" office:value="9.9" calcext:value-type="float">
            <text:p>9.9</text:p>
          </table:table-cell>
          <table:table-cell office:value-type="float" office:value="9.3" calcext:value-type="float">
            <text:p>9.3</text:p>
          </table:table-cell>
          <table:table-cell office:value-type="float" office:value="25881" calcext:value-type="float">
            <text:p>25881</text:p>
          </table:table-cell>
        </table:table-row>
        <table:table-row table:style-name="ro1">
          <table:table-cell office:value-type="float" office:value="38118" calcext:value-type="float">
            <text:p>38118</text:p>
          </table:table-cell>
          <table:table-cell office:value-type="float" office:value="6.26939788950962" calcext:value-type="float">
            <text:p>6.3</text:p>
          </table:table-cell>
          <table:table-cell office:value-type="float" office:value="76.6035588661287" calcext:value-type="float">
            <text:p>76.6</text:p>
          </table:table-cell>
          <table:table-cell office:value-type="float" office:value="14.3285743844403" calcext:value-type="float">
            <text:p>14.3</text:p>
          </table:table-cell>
          <table:table-cell office:value-type="float" office:value="32.8" calcext:value-type="float">
            <text:p>32.8</text:p>
          </table:table-cell>
          <table:table-cell office:value-type="float" office:value="51.1" calcext:value-type="float">
            <text:p>51.1</text:p>
          </table:table-cell>
          <table:table-cell office:value-type="float" office:value="38664" calcext:value-type="float">
            <text:p>38664</text:p>
          </table:table-cell>
        </table:table-row>
        <table:table-row table:style-name="ro1">
          <table:table-cell office:value-type="float" office:value="38119" calcext:value-type="float">
            <text:p>38119</text:p>
          </table:table-cell>
          <table:table-cell office:value-type="float" office:value="50.7125114394038" calcext:value-type="float">
            <text:p>50.7</text:p>
          </table:table-cell>
          <table:table-cell office:value-type="float" office:value="41.2515797271975" calcext:value-type="float">
            <text:p>41.3</text:p>
          </table:table-cell>
          <table:table-cell office:value-type="float" office:value="2.63651021920077" calcext:value-type="float">
            <text:p>2.6</text:p>
          </table:table-cell>
          <table:table-cell office:value-type="float" office:value="10.2" calcext:value-type="float">
            <text:p>10.2</text:p>
          </table:table-cell>
          <table:table-cell office:value-type="float" office:value="15" calcext:value-type="float">
            <text:p>15</text:p>
          </table:table-cell>
          <table:table-cell office:value-type="float" office:value="22947" calcext:value-type="float">
            <text:p>22947</text:p>
          </table:table-cell>
        </table:table-row>
        <table:table-row table:style-name="ro1">
          <table:table-cell office:value-type="float" office:value="38120" calcext:value-type="float">
            <text:p>38120</text:p>
          </table:table-cell>
          <table:table-cell office:value-type="float" office:value="83.210332103321" calcext:value-type="float">
            <text:p>83.2</text:p>
          </table:table-cell>
          <table:table-cell office:value-type="float" office:value="4.5920459204592" calcext:value-type="float">
            <text:p>4.6</text:p>
          </table:table-cell>
          <table:table-cell office:value-type="float" office:value="2.95886292196255" calcext:value-type="float">
            <text:p>3.0</text:p>
          </table:table-cell>
          <table:table-cell office:value-type="float" office:value="6.5" calcext:value-type="float">
            <text:p>6.5</text:p>
          </table:table-cell>
          <table:table-cell office:value-type="float" office:value="11.1" calcext:value-type="float">
            <text:p>11.1</text:p>
          </table:table-cell>
          <table:table-cell office:value-type="float" office:value="14634" calcext:value-type="float">
            <text:p>14634</text:p>
          </table:table-cell>
        </table:table-row>
        <table:table-row table:style-name="ro1">
          <table:table-cell office:value-type="float" office:value="38122" calcext:value-type="float">
            <text:p>38122</text:p>
          </table:table-cell>
          <table:table-cell office:value-type="float" office:value="45.0981980157927" calcext:value-type="float">
            <text:p>45.1</text:p>
          </table:table-cell>
          <table:table-cell office:value-type="float" office:value="20.9435108321523" calcext:value-type="float">
            <text:p>20.9</text:p>
          </table:table-cell>
          <table:table-cell office:value-type="float" office:value="29.1233043126139" calcext:value-type="float">
            <text:p>29.1</text:p>
          </table:table-cell>
          <table:table-cell office:value-type="float" office:value="31" calcext:value-type="float">
            <text:p>31</text:p>
          </table:table-cell>
          <table:table-cell office:value-type="float" office:value="47.2" calcext:value-type="float">
            <text:p>47.2</text:p>
          </table:table-cell>
          <table:table-cell office:value-type="float" office:value="24695" calcext:value-type="float">
            <text:p>24695</text:p>
          </table:table-cell>
        </table:table-row>
        <table:table-row table:style-name="ro1">
          <table:table-cell office:value-type="float" office:value="38125" calcext:value-type="float">
            <text:p>38125</text:p>
          </table:table-cell>
          <table:table-cell office:value-type="float" office:value="13.2226338655081" calcext:value-type="float">
            <text:p>13.2</text:p>
          </table:table-cell>
          <table:table-cell office:value-type="float" office:value="73.9571950211893" calcext:value-type="float">
            <text:p>74.0</text:p>
          </table:table-cell>
          <table:table-cell office:value-type="float" office:value="6.75391135158186" calcext:value-type="float">
            <text:p>6.8</text:p>
          </table:table-cell>
          <table:table-cell office:value-type="float" office:value="8" calcext:value-type="float">
            <text:p>8</text:p>
          </table:table-cell>
          <table:table-cell office:value-type="float" office:value="13.5" calcext:value-type="float">
            <text:p>13.5</text:p>
          </table:table-cell>
          <table:table-cell office:value-type="float" office:value="37519" calcext:value-type="float">
            <text:p>37519</text:p>
          </table:table-cell>
        </table:table-row>
        <table:table-row table:style-name="ro1">
          <table:table-cell office:value-type="float" office:value="38126" calcext:value-type="float">
            <text:p>38126</text:p>
          </table:table-cell>
          <table:table-cell office:value-type="float" office:value="2.66895582956142" calcext:value-type="float">
            <text:p>2.7</text:p>
          </table:table-cell>
          <table:table-cell office:value-type="float" office:value="95.8014671453098" calcext:value-type="float">
            <text:p>95.8</text:p>
          </table:table-cell>
          <table:table-cell office:value-type="float" office:value="0.780396441392227" calcext:value-type="float">
            <text:p>0.8</text:p>
          </table:table-cell>
          <table:table-cell office:value-type="float" office:value="64.1" calcext:value-type="float">
            <text:p>64.1</text:p>
          </table:table-cell>
          <table:table-cell office:value-type="float" office:value="84.4" calcext:value-type="float">
            <text:p>84.4</text:p>
          </table:table-cell>
          <table:table-cell office:value-type="float" office:value="6407" calcext:value-type="float">
            <text:p>6407</text:p>
          </table:table-cell>
        </table:table-row>
        <table:table-row table:style-name="ro1">
          <table:table-cell office:value-type="float" office:value="38127" calcext:value-type="float">
            <text:p>38127</text:p>
          </table:table-cell>
          <table:table-cell office:value-type="float" office:value="9.84240396138106" calcext:value-type="float">
            <text:p>9.8</text:p>
          </table:table-cell>
          <table:table-cell office:value-type="float" office:value="84.5795554751622" calcext:value-type="float">
            <text:p>84.6</text:p>
          </table:table-cell>
          <table:table-cell office:value-type="float" office:value="3.22201370203722" calcext:value-type="float">
            <text:p>3.2</text:p>
          </table:table-cell>
          <table:table-cell office:value-type="float" office:value="43.2" calcext:value-type="float">
            <text:p>43.2</text:p>
          </table:table-cell>
          <table:table-cell office:value-type="float" office:value="66.3" calcext:value-type="float">
            <text:p>66.3</text:p>
          </table:table-cell>
          <table:table-cell office:value-type="float" office:value="44227" calcext:value-type="float">
            <text:p>44227</text:p>
          </table:table-cell>
        </table:table-row>
        <table:table-row table:style-name="ro1">
          <table:table-cell office:value-type="float" office:value="38128" calcext:value-type="float">
            <text:p>38128</text:p>
          </table:table-cell>
          <table:table-cell office:value-type="float" office:value="10.3408117075743" calcext:value-type="float">
            <text:p>10.3</text:p>
          </table:table-cell>
          <table:table-cell office:value-type="float" office:value="80.4368366696697" calcext:value-type="float">
            <text:p>80.4</text:p>
          </table:table-cell>
          <table:table-cell office:value-type="float" office:value="6.55694478015338" calcext:value-type="float">
            <text:p>6.6</text:p>
          </table:table-cell>
          <table:table-cell office:value-type="float" office:value="30.8" calcext:value-type="float">
            <text:p>30.8</text:p>
          </table:table-cell>
          <table:table-cell office:value-type="float" office:value="47.5" calcext:value-type="float">
            <text:p>47.5</text:p>
          </table:table-cell>
          <table:table-cell office:value-type="float" office:value="45509" calcext:value-type="float">
            <text:p>45509</text:p>
          </table:table-cell>
        </table:table-row>
        <table:table-row table:style-name="ro1">
          <table:table-cell office:value-type="float" office:value="38133" calcext:value-type="float">
            <text:p>38133</text:p>
          </table:table-cell>
          <table:table-cell office:value-type="float" office:value="54.5115484856655" calcext:value-type="float">
            <text:p>54.5</text:p>
          </table:table-cell>
          <table:table-cell office:value-type="float" office:value="22.2162307899703" calcext:value-type="float">
            <text:p>22.2</text:p>
          </table:table-cell>
          <table:table-cell office:value-type="float" office:value="16.801473892334" calcext:value-type="float">
            <text:p>16.8</text:p>
          </table:table-cell>
          <table:table-cell office:value-type="float" office:value="7.8" calcext:value-type="float">
            <text:p>7.8</text:p>
          </table:table-cell>
          <table:table-cell office:value-type="float" office:value="13.9" calcext:value-type="float">
            <text:p>13.9</text:p>
          </table:table-cell>
          <table:table-cell office:value-type="float" office:value="22254" calcext:value-type="float">
            <text:p>22254</text:p>
          </table:table-cell>
        </table:table-row>
        <table:table-row table:style-name="ro1">
          <table:table-cell office:value-type="float" office:value="38134" calcext:value-type="float">
            <text:p>38134</text:p>
          </table:table-cell>
          <table:table-cell office:value-type="float" office:value="41.7274206853499" calcext:value-type="float">
            <text:p>41.7</text:p>
          </table:table-cell>
          <table:table-cell office:value-type="float" office:value="49.4236728869864" calcext:value-type="float">
            <text:p>49.4</text:p>
          </table:table-cell>
          <table:table-cell office:value-type="float" office:value="6.28274585869396" calcext:value-type="float">
            <text:p>6.3</text:p>
          </table:table-cell>
          <table:table-cell office:value-type="float" office:value="17.1" calcext:value-type="float">
            <text:p>17.1</text:p>
          </table:table-cell>
          <table:table-cell office:value-type="float" office:value="28.7" calcext:value-type="float">
            <text:p>28.7</text:p>
          </table:table-cell>
          <table:table-cell office:value-type="float" office:value="44853" calcext:value-type="float">
            <text:p>44853</text:p>
          </table:table-cell>
        </table:table-row>
        <table:table-row table:style-name="ro1">
          <table:table-cell office:value-type="float" office:value="38135" calcext:value-type="float">
            <text:p>38135</text:p>
          </table:table-cell>
          <table:table-cell office:value-type="float" office:value="63.7746516793431" calcext:value-type="float">
            <text:p>63.8</text:p>
          </table:table-cell>
          <table:table-cell office:value-type="float" office:value="29.6863431379148" calcext:value-type="float">
            <text:p>29.7</text:p>
          </table:table-cell>
          <table:table-cell office:value-type="float" office:value="3.07935653227435" calcext:value-type="float">
            <text:p>3.1</text:p>
          </table:table-cell>
          <table:table-cell office:value-type="float" office:value="4.2" calcext:value-type="float">
            <text:p>4.2</text:p>
          </table:table-cell>
          <table:table-cell office:value-type="float" office:value="7.5" calcext:value-type="float">
            <text:p>7.5</text:p>
          </table:table-cell>
          <table:table-cell office:value-type="float" office:value="29714" calcext:value-type="float">
            <text:p>29714</text:p>
          </table:table-cell>
        </table:table-row>
        <table:table-row table:style-name="ro1">
          <table:table-cell office:value-type="float" office:value="38138" calcext:value-type="float">
            <text:p>38138</text:p>
          </table:table-cell>
          <table:table-cell office:value-type="float" office:value="84.2023065833734" calcext:value-type="float">
            <text:p>84.2</text:p>
          </table:table-cell>
          <table:table-cell office:value-type="float" office:value="5.00560627903252" calcext:value-type="float">
            <text:p>5.0</text:p>
          </table:table-cell>
          <table:table-cell office:value-type="float" office:value="2.94730097709435" calcext:value-type="float">
            <text:p>2.9</text:p>
          </table:table-cell>
          <table:table-cell office:value-type="float" office:value="3.2" calcext:value-type="float">
            <text:p>3.2</text:p>
          </table:table-cell>
          <table:table-cell office:value-type="float" office:value="1.8" calcext:value-type="float">
            <text:p>1.8</text:p>
          </table:table-cell>
          <table:table-cell office:value-type="float" office:value="24972" calcext:value-type="float">
            <text:p>24972</text:p>
          </table:table-cell>
        </table:table-row>
        <table:table-row table:style-name="ro1">
          <table:table-cell office:value-type="float" office:value="38139" calcext:value-type="float">
            <text:p>38139</text:p>
          </table:table-cell>
          <table:table-cell office:value-type="float" office:value="89.9454799036389" calcext:value-type="float">
            <text:p>89.9</text:p>
          </table:table-cell>
          <table:table-cell office:value-type="float" office:value="1.34398377076201" calcext:value-type="float">
            <text:p>1.3</text:p>
          </table:table-cell>
          <table:table-cell office:value-type="float" office:value="1.05870419677951" calcext:value-type="float">
            <text:p>1.1</text:p>
          </table:table-cell>
          <table:table-cell office:value-type="float" office:value="1.6" calcext:value-type="float">
            <text:p>1.6</text:p>
          </table:table-cell>
          <table:table-cell office:value-type="float" office:value="0.7" calcext:value-type="float">
            <text:p>0.7</text:p>
          </table:table-cell>
          <table:table-cell office:value-type="float" office:value="15774" calcext:value-type="float">
            <text:p>15774</text:p>
          </table:table-cell>
        </table:table-row>
        <table:table-row table:style-name="ro1">
          <table:table-cell office:value-type="float" office:value="38141" calcext:value-type="float">
            <text:p>38141</text:p>
          </table:table-cell>
          <table:table-cell office:value-type="float" office:value="5.56401074306177" calcext:value-type="float">
            <text:p>5.6</text:p>
          </table:table-cell>
          <table:table-cell office:value-type="float" office:value="83.6213070725157" calcext:value-type="float">
            <text:p>83.6</text:p>
          </table:table-cell>
          <table:table-cell office:value-type="float" office:value="9.00626678603402" calcext:value-type="float">
            <text:p>9.0</text:p>
          </table:table-cell>
          <table:table-cell office:value-type="float" office:value="22.2" calcext:value-type="float">
            <text:p>22.2</text:p>
          </table:table-cell>
          <table:table-cell office:value-type="float" office:value="41.7" calcext:value-type="float">
            <text:p>41.7</text:p>
          </table:table-cell>
          <table:table-cell office:value-type="float" office:value="22340" calcext:value-type="float">
            <text:p>22340</text:p>
          </table:table-cell>
        </table:table-row>
        <table:table-row table:style-name="ro1" table:number-rows-repeated="1048538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zcta_county_rel_10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office:value-type="string" calcext:value-type="string">
            <text:p>ZCTA5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COUNTY</text:p>
          </table:table-cell>
          <table:table-cell table:number-columns-repeated="21"/>
        </table:table-row>
        <table:table-row table:style-name="ro1">
          <table:table-cell office:value-type="float" office:value="38002" calcext:value-type="float">
            <text:p>38002</text:p>
          </table:table-cell>
          <table:table-cell office:value-type="float" office:value="47" calcext:value-type="float">
            <text:p>47</text:p>
          </table:table-cell>
          <table:table-cell office:value-type="float" office:value="157" calcext:value-type="float">
            <text:p>157</text:p>
          </table:table-cell>
          <table:table-cell table:number-columns-repeated="21"/>
        </table:table-row>
        <table:table-row table:style-name="ro1">
          <table:table-cell office:value-type="float" office:value="38004" calcext:value-type="float">
            <text:p>38004</text:p>
          </table:table-cell>
          <table:table-cell office:value-type="float" office:value="47" calcext:value-type="float">
            <text:p>47</text:p>
          </table:table-cell>
          <table:table-cell office:value-type="float" office:value="157" calcext:value-type="float">
            <text:p>157</text:p>
          </table:table-cell>
          <table:table-cell table:number-columns-repeated="21"/>
        </table:table-row>
        <table:table-row table:style-name="ro1">
          <table:table-cell office:value-type="float" office:value="38011" calcext:value-type="float">
            <text:p>38011</text:p>
          </table:table-cell>
          <table:table-cell office:value-type="float" office:value="47" calcext:value-type="float">
            <text:p>47</text:p>
          </table:table-cell>
          <table:table-cell office:value-type="float" office:value="157" calcext:value-type="float">
            <text:p>157</text:p>
          </table:table-cell>
          <table:table-cell table:number-columns-repeated="21"/>
        </table:table-row>
        <table:table-row table:style-name="ro1">
          <table:table-cell office:value-type="float" office:value="38016" calcext:value-type="float">
            <text:p>38016</text:p>
          </table:table-cell>
          <table:table-cell office:value-type="float" office:value="47" calcext:value-type="float">
            <text:p>47</text:p>
          </table:table-cell>
          <table:table-cell office:value-type="float" office:value="157" calcext:value-type="float">
            <text:p>157</text:p>
          </table:table-cell>
          <table:table-cell table:number-columns-repeated="21"/>
        </table:table-row>
        <table:table-row table:style-name="ro1">
          <table:table-cell office:value-type="float" office:value="38017" calcext:value-type="float">
            <text:p>38017</text:p>
          </table:table-cell>
          <table:table-cell office:value-type="float" office:value="47" calcext:value-type="float">
            <text:p>47</text:p>
          </table:table-cell>
          <table:table-cell office:value-type="float" office:value="157" calcext:value-type="float">
            <text:p>157</text:p>
          </table:table-cell>
          <table:table-cell table:number-columns-repeated="21"/>
        </table:table-row>
        <table:table-row table:style-name="ro1">
          <table:table-cell office:value-type="float" office:value="38018" calcext:value-type="float">
            <text:p>38018</text:p>
          </table:table-cell>
          <table:table-cell office:value-type="float" office:value="47" calcext:value-type="float">
            <text:p>47</text:p>
          </table:table-cell>
          <table:table-cell office:value-type="float" office:value="157" calcext:value-type="float">
            <text:p>157</text:p>
          </table:table-cell>
          <table:table-cell table:number-columns-repeated="21"/>
        </table:table-row>
        <table:table-row table:style-name="ro1">
          <table:table-cell office:value-type="float" office:value="38028" calcext:value-type="float">
            <text:p>38028</text:p>
          </table:table-cell>
          <table:table-cell office:value-type="float" office:value="47" calcext:value-type="float">
            <text:p>47</text:p>
          </table:table-cell>
          <table:table-cell office:value-type="float" office:value="157" calcext:value-type="float">
            <text:p>157</text:p>
          </table:table-cell>
          <table:table-cell table:number-columns-repeated="21"/>
        </table:table-row>
        <table:table-row table:style-name="ro1">
          <table:table-cell office:value-type="float" office:value="38029" calcext:value-type="float">
            <text:p>38029</text:p>
          </table:table-cell>
          <table:table-cell office:value-type="float" office:value="47" calcext:value-type="float">
            <text:p>47</text:p>
          </table:table-cell>
          <table:table-cell office:value-type="float" office:value="157" calcext:value-type="float">
            <text:p>157</text:p>
          </table:table-cell>
          <table:table-cell table:number-columns-repeated="21"/>
        </table:table-row>
        <table:table-row table:style-name="ro1">
          <table:table-cell office:value-type="float" office:value="38053" calcext:value-type="float">
            <text:p>38053</text:p>
          </table:table-cell>
          <table:table-cell office:value-type="float" office:value="47" calcext:value-type="float">
            <text:p>47</text:p>
          </table:table-cell>
          <table:table-cell office:value-type="float" office:value="157" calcext:value-type="float">
            <text:p>157</text:p>
          </table:table-cell>
          <table:table-cell table:number-columns-repeated="21"/>
        </table:table-row>
        <table:table-row table:style-name="ro1">
          <table:table-cell office:value-type="float" office:value="38054" calcext:value-type="float">
            <text:p>38054</text:p>
          </table:table-cell>
          <table:table-cell office:value-type="float" office:value="47" calcext:value-type="float">
            <text:p>47</text:p>
          </table:table-cell>
          <table:table-cell office:value-type="float" office:value="157" calcext:value-type="float">
            <text:p>157</text:p>
          </table:table-cell>
          <table:table-cell table:number-columns-repeated="21"/>
        </table:table-row>
        <table:table-row table:style-name="ro1">
          <table:table-cell office:value-type="float" office:value="38103" calcext:value-type="float">
            <text:p>38103</text:p>
          </table:table-cell>
          <table:table-cell office:value-type="float" office:value="47" calcext:value-type="float">
            <text:p>47</text:p>
          </table:table-cell>
          <table:table-cell office:value-type="float" office:value="157" calcext:value-type="float">
            <text:p>157</text:p>
          </table:table-cell>
          <table:table-cell table:number-columns-repeated="21"/>
        </table:table-row>
        <table:table-row table:style-name="ro1">
          <table:table-cell office:value-type="float" office:value="38104" calcext:value-type="float">
            <text:p>38104</text:p>
          </table:table-cell>
          <table:table-cell office:value-type="float" office:value="47" calcext:value-type="float">
            <text:p>47</text:p>
          </table:table-cell>
          <table:table-cell office:value-type="float" office:value="157" calcext:value-type="float">
            <text:p>157</text:p>
          </table:table-cell>
          <table:table-cell table:number-columns-repeated="21"/>
        </table:table-row>
        <table:table-row table:style-name="ro1">
          <table:table-cell office:value-type="float" office:value="38105" calcext:value-type="float">
            <text:p>38105</text:p>
          </table:table-cell>
          <table:table-cell office:value-type="float" office:value="47" calcext:value-type="float">
            <text:p>47</text:p>
          </table:table-cell>
          <table:table-cell office:value-type="float" office:value="157" calcext:value-type="float">
            <text:p>157</text:p>
          </table:table-cell>
          <table:table-cell table:number-columns-repeated="21"/>
        </table:table-row>
        <table:table-row table:style-name="ro1">
          <table:table-cell office:value-type="float" office:value="38106" calcext:value-type="float">
            <text:p>38106</text:p>
          </table:table-cell>
          <table:table-cell office:value-type="float" office:value="47" calcext:value-type="float">
            <text:p>47</text:p>
          </table:table-cell>
          <table:table-cell office:value-type="float" office:value="157" calcext:value-type="float">
            <text:p>157</text:p>
          </table:table-cell>
          <table:table-cell table:number-columns-repeated="21"/>
        </table:table-row>
        <table:table-row table:style-name="ro1">
          <table:table-cell office:value-type="float" office:value="38107" calcext:value-type="float">
            <text:p>38107</text:p>
          </table:table-cell>
          <table:table-cell office:value-type="float" office:value="47" calcext:value-type="float">
            <text:p>47</text:p>
          </table:table-cell>
          <table:table-cell office:value-type="float" office:value="157" calcext:value-type="float">
            <text:p>157</text:p>
          </table:table-cell>
          <table:table-cell table:number-columns-repeated="21"/>
        </table:table-row>
        <table:table-row table:style-name="ro1">
          <table:table-cell office:value-type="float" office:value="38108" calcext:value-type="float">
            <text:p>38108</text:p>
          </table:table-cell>
          <table:table-cell office:value-type="float" office:value="47" calcext:value-type="float">
            <text:p>47</text:p>
          </table:table-cell>
          <table:table-cell office:value-type="float" office:value="157" calcext:value-type="float">
            <text:p>157</text:p>
          </table:table-cell>
          <table:table-cell table:number-columns-repeated="21"/>
        </table:table-row>
        <table:table-row table:style-name="ro1">
          <table:table-cell office:value-type="float" office:value="38109" calcext:value-type="float">
            <text:p>38109</text:p>
          </table:table-cell>
          <table:table-cell office:value-type="float" office:value="47" calcext:value-type="float">
            <text:p>47</text:p>
          </table:table-cell>
          <table:table-cell office:value-type="float" office:value="157" calcext:value-type="float">
            <text:p>157</text:p>
          </table:table-cell>
          <table:table-cell table:number-columns-repeated="21"/>
        </table:table-row>
        <table:table-row table:style-name="ro1">
          <table:table-cell office:value-type="float" office:value="38111" calcext:value-type="float">
            <text:p>38111</text:p>
          </table:table-cell>
          <table:table-cell office:value-type="float" office:value="47" calcext:value-type="float">
            <text:p>47</text:p>
          </table:table-cell>
          <table:table-cell office:value-type="float" office:value="157" calcext:value-type="float">
            <text:p>157</text:p>
          </table:table-cell>
          <table:table-cell table:number-columns-repeated="21"/>
        </table:table-row>
        <table:table-row table:style-name="ro1">
          <table:table-cell office:value-type="float" office:value="38112" calcext:value-type="float">
            <text:p>38112</text:p>
          </table:table-cell>
          <table:table-cell office:value-type="float" office:value="47" calcext:value-type="float">
            <text:p>47</text:p>
          </table:table-cell>
          <table:table-cell office:value-type="float" office:value="157" calcext:value-type="float">
            <text:p>157</text:p>
          </table:table-cell>
          <table:table-cell table:number-columns-repeated="21"/>
        </table:table-row>
        <table:table-row table:style-name="ro1">
          <table:table-cell office:value-type="float" office:value="38114" calcext:value-type="float">
            <text:p>38114</text:p>
          </table:table-cell>
          <table:table-cell office:value-type="float" office:value="47" calcext:value-type="float">
            <text:p>47</text:p>
          </table:table-cell>
          <table:table-cell office:value-type="float" office:value="157" calcext:value-type="float">
            <text:p>157</text:p>
          </table:table-cell>
          <table:table-cell table:number-columns-repeated="21"/>
        </table:table-row>
        <table:table-row table:style-name="ro1">
          <table:table-cell office:value-type="float" office:value="38115" calcext:value-type="float">
            <text:p>38115</text:p>
          </table:table-cell>
          <table:table-cell office:value-type="float" office:value="47" calcext:value-type="float">
            <text:p>47</text:p>
          </table:table-cell>
          <table:table-cell office:value-type="float" office:value="157" calcext:value-type="float">
            <text:p>157</text:p>
          </table:table-cell>
          <table:table-cell table:number-columns-repeated="21"/>
        </table:table-row>
        <table:table-row table:style-name="ro1">
          <table:table-cell office:value-type="float" office:value="38116" calcext:value-type="float">
            <text:p>38116</text:p>
          </table:table-cell>
          <table:table-cell office:value-type="float" office:value="47" calcext:value-type="float">
            <text:p>47</text:p>
          </table:table-cell>
          <table:table-cell office:value-type="float" office:value="157" calcext:value-type="float">
            <text:p>157</text:p>
          </table:table-cell>
          <table:table-cell table:number-columns-repeated="21"/>
        </table:table-row>
        <table:table-row table:style-name="ro1">
          <table:table-cell office:value-type="float" office:value="38117" calcext:value-type="float">
            <text:p>38117</text:p>
          </table:table-cell>
          <table:table-cell office:value-type="float" office:value="47" calcext:value-type="float">
            <text:p>47</text:p>
          </table:table-cell>
          <table:table-cell office:value-type="float" office:value="157" calcext:value-type="float">
            <text:p>157</text:p>
          </table:table-cell>
          <table:table-cell table:number-columns-repeated="21"/>
        </table:table-row>
        <table:table-row table:style-name="ro1">
          <table:table-cell office:value-type="float" office:value="38118" calcext:value-type="float">
            <text:p>38118</text:p>
          </table:table-cell>
          <table:table-cell office:value-type="float" office:value="47" calcext:value-type="float">
            <text:p>47</text:p>
          </table:table-cell>
          <table:table-cell office:value-type="float" office:value="157" calcext:value-type="float">
            <text:p>157</text:p>
          </table:table-cell>
          <table:table-cell table:number-columns-repeated="21"/>
        </table:table-row>
        <table:table-row table:style-name="ro1">
          <table:table-cell office:value-type="float" office:value="38119" calcext:value-type="float">
            <text:p>38119</text:p>
          </table:table-cell>
          <table:table-cell office:value-type="float" office:value="47" calcext:value-type="float">
            <text:p>47</text:p>
          </table:table-cell>
          <table:table-cell office:value-type="float" office:value="157" calcext:value-type="float">
            <text:p>157</text:p>
          </table:table-cell>
          <table:table-cell table:number-columns-repeated="21"/>
        </table:table-row>
        <table:table-row table:style-name="ro1">
          <table:table-cell office:value-type="float" office:value="38120" calcext:value-type="float">
            <text:p>38120</text:p>
          </table:table-cell>
          <table:table-cell office:value-type="float" office:value="47" calcext:value-type="float">
            <text:p>47</text:p>
          </table:table-cell>
          <table:table-cell office:value-type="float" office:value="157" calcext:value-type="float">
            <text:p>157</text:p>
          </table:table-cell>
          <table:table-cell table:number-columns-repeated="21"/>
        </table:table-row>
        <table:table-row table:style-name="ro1">
          <table:table-cell office:value-type="float" office:value="38122" calcext:value-type="float">
            <text:p>38122</text:p>
          </table:table-cell>
          <table:table-cell office:value-type="float" office:value="47" calcext:value-type="float">
            <text:p>47</text:p>
          </table:table-cell>
          <table:table-cell office:value-type="float" office:value="157" calcext:value-type="float">
            <text:p>157</text:p>
          </table:table-cell>
          <table:table-cell table:number-columns-repeated="21"/>
        </table:table-row>
        <table:table-row table:style-name="ro1">
          <table:table-cell office:value-type="float" office:value="38125" calcext:value-type="float">
            <text:p>38125</text:p>
          </table:table-cell>
          <table:table-cell office:value-type="float" office:value="47" calcext:value-type="float">
            <text:p>47</text:p>
          </table:table-cell>
          <table:table-cell office:value-type="float" office:value="157" calcext:value-type="float">
            <text:p>157</text:p>
          </table:table-cell>
          <table:table-cell table:number-columns-repeated="21"/>
        </table:table-row>
        <table:table-row table:style-name="ro1">
          <table:table-cell office:value-type="float" office:value="38126" calcext:value-type="float">
            <text:p>38126</text:p>
          </table:table-cell>
          <table:table-cell office:value-type="float" office:value="47" calcext:value-type="float">
            <text:p>47</text:p>
          </table:table-cell>
          <table:table-cell office:value-type="float" office:value="157" calcext:value-type="float">
            <text:p>157</text:p>
          </table:table-cell>
          <table:table-cell table:number-columns-repeated="21"/>
        </table:table-row>
        <table:table-row table:style-name="ro1">
          <table:table-cell office:value-type="float" office:value="38127" calcext:value-type="float">
            <text:p>38127</text:p>
          </table:table-cell>
          <table:table-cell office:value-type="float" office:value="47" calcext:value-type="float">
            <text:p>47</text:p>
          </table:table-cell>
          <table:table-cell office:value-type="float" office:value="157" calcext:value-type="float">
            <text:p>157</text:p>
          </table:table-cell>
          <table:table-cell table:number-columns-repeated="21"/>
        </table:table-row>
        <table:table-row table:style-name="ro1">
          <table:table-cell office:value-type="float" office:value="38128" calcext:value-type="float">
            <text:p>38128</text:p>
          </table:table-cell>
          <table:table-cell office:value-type="float" office:value="47" calcext:value-type="float">
            <text:p>47</text:p>
          </table:table-cell>
          <table:table-cell office:value-type="float" office:value="157" calcext:value-type="float">
            <text:p>157</text:p>
          </table:table-cell>
          <table:table-cell table:number-columns-repeated="21"/>
        </table:table-row>
        <table:table-row table:style-name="ro1">
          <table:table-cell office:value-type="float" office:value="38131" calcext:value-type="float">
            <text:p>38131</text:p>
          </table:table-cell>
          <table:table-cell office:value-type="float" office:value="47" calcext:value-type="float">
            <text:p>47</text:p>
          </table:table-cell>
          <table:table-cell office:value-type="float" office:value="157" calcext:value-type="float">
            <text:p>157</text:p>
          </table:table-cell>
          <table:table-cell table:number-columns-repeated="21"/>
        </table:table-row>
        <table:table-row table:style-name="ro1">
          <table:table-cell office:value-type="float" office:value="38132" calcext:value-type="float">
            <text:p>38132</text:p>
          </table:table-cell>
          <table:table-cell office:value-type="float" office:value="47" calcext:value-type="float">
            <text:p>47</text:p>
          </table:table-cell>
          <table:table-cell office:value-type="float" office:value="157" calcext:value-type="float">
            <text:p>157</text:p>
          </table:table-cell>
          <table:table-cell table:number-columns-repeated="21"/>
        </table:table-row>
        <table:table-row table:style-name="ro1">
          <table:table-cell office:value-type="float" office:value="38133" calcext:value-type="float">
            <text:p>38133</text:p>
          </table:table-cell>
          <table:table-cell office:value-type="float" office:value="47" calcext:value-type="float">
            <text:p>47</text:p>
          </table:table-cell>
          <table:table-cell office:value-type="float" office:value="157" calcext:value-type="float">
            <text:p>157</text:p>
          </table:table-cell>
          <table:table-cell table:number-columns-repeated="21"/>
        </table:table-row>
        <table:table-row table:style-name="ro1">
          <table:table-cell office:value-type="float" office:value="38134" calcext:value-type="float">
            <text:p>38134</text:p>
          </table:table-cell>
          <table:table-cell office:value-type="float" office:value="47" calcext:value-type="float">
            <text:p>47</text:p>
          </table:table-cell>
          <table:table-cell office:value-type="float" office:value="157" calcext:value-type="float">
            <text:p>157</text:p>
          </table:table-cell>
          <table:table-cell table:number-columns-repeated="21"/>
        </table:table-row>
        <table:table-row table:style-name="ro1">
          <table:table-cell office:value-type="float" office:value="38135" calcext:value-type="float">
            <text:p>38135</text:p>
          </table:table-cell>
          <table:table-cell office:value-type="float" office:value="47" calcext:value-type="float">
            <text:p>47</text:p>
          </table:table-cell>
          <table:table-cell office:value-type="float" office:value="157" calcext:value-type="float">
            <text:p>157</text:p>
          </table:table-cell>
          <table:table-cell table:number-columns-repeated="21"/>
        </table:table-row>
        <table:table-row table:style-name="ro1">
          <table:table-cell office:value-type="float" office:value="38138" calcext:value-type="float">
            <text:p>38138</text:p>
          </table:table-cell>
          <table:table-cell office:value-type="float" office:value="47" calcext:value-type="float">
            <text:p>47</text:p>
          </table:table-cell>
          <table:table-cell office:value-type="float" office:value="157" calcext:value-type="float">
            <text:p>157</text:p>
          </table:table-cell>
          <table:table-cell table:number-columns-repeated="21"/>
        </table:table-row>
        <table:table-row table:style-name="ro1">
          <table:table-cell office:value-type="float" office:value="38139" calcext:value-type="float">
            <text:p>38139</text:p>
          </table:table-cell>
          <table:table-cell office:value-type="float" office:value="47" calcext:value-type="float">
            <text:p>47</text:p>
          </table:table-cell>
          <table:table-cell office:value-type="float" office:value="157" calcext:value-type="float">
            <text:p>157</text:p>
          </table:table-cell>
          <table:table-cell table:number-columns-repeated="21"/>
        </table:table-row>
        <table:table-row table:style-name="ro1">
          <table:table-cell office:value-type="float" office:value="38141" calcext:value-type="float">
            <text:p>38141</text:p>
          </table:table-cell>
          <table:table-cell office:value-type="float" office:value="47" calcext:value-type="float">
            <text:p>47</text:p>
          </table:table-cell>
          <table:table-cell office:value-type="float" office:value="157" calcext:value-type="float">
            <text:p>157</text:p>
          </table:table-cell>
          <table:table-cell table:number-columns-repeated="21"/>
        </table:table-row>
        <table:table-row table:style-name="ro1">
          <table:table-cell office:value-type="float" office:value="38152" calcext:value-type="float">
            <text:p>38152</text:p>
          </table:table-cell>
          <table:table-cell office:value-type="float" office:value="47" calcext:value-type="float">
            <text:p>47</text:p>
          </table:table-cell>
          <table:table-cell office:value-type="float" office:value="157" calcext:value-type="float">
            <text:p>157</text:p>
          </table:table-cell>
          <table:table-cell table:number-columns-repeated="21"/>
        </table:table-row>
      </table:table>
      <table:table table:name="Sheet3" table:style-name="ta1">
        <table:table-column table:style-name="co25" table:number-columns-repeated="2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GEO_I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office:value-type="float" office:value="38002" calcext:value-type="float">
            <text:p>38002</text:p>
          </table:table-cell>
          <table:table-cell office:value-type="float" office:value="40245" calcext:value-type="float">
            <text:p>40245</text:p>
          </table:table-cell>
          <table:table-cell table:formula="of:=VLOOKUP([.A2];zip;1;0)" office:value-type="float" office:value="38002" calcext:value-type="float">
            <text:p>38002</text:p>
          </table:table-cell>
        </table:table-row>
        <table:table-row table:style-name="ro1">
          <table:table-cell office:value-type="float" office:value="38004" calcext:value-type="float">
            <text:p>38004</text:p>
          </table:table-cell>
          <table:table-cell office:value-type="float" office:value="10614" calcext:value-type="float">
            <text:p>10614</text:p>
          </table:table-cell>
          <table:table-cell table:formula="of:=VLOOKUP([.A3];zip;1;0)" office:value-type="float" office:value="38004" calcext:value-type="float">
            <text:p>38004</text:p>
          </table:table-cell>
        </table:table-row>
        <table:table-row table:style-name="ro1">
          <table:table-cell office:value-type="float" office:value="38011" calcext:value-type="float">
            <text:p>38011</text:p>
          </table:table-cell>
          <table:table-cell office:value-type="float" office:value="9855" calcext:value-type="float">
            <text:p>9855</text:p>
          </table:table-cell>
          <table:table-cell table:formula="of:=VLOOKUP([.A4];zip;1;0)" office:value-type="float" office:value="38011" calcext:value-type="float">
            <text:p>38011</text:p>
          </table:table-cell>
        </table:table-row>
        <table:table-row table:style-name="ro1">
          <table:table-cell office:value-type="float" office:value="38016" calcext:value-type="float">
            <text:p>38016</text:p>
          </table:table-cell>
          <table:table-cell office:value-type="float" office:value="47757" calcext:value-type="float">
            <text:p>47757</text:p>
          </table:table-cell>
          <table:table-cell table:formula="of:=VLOOKUP([.A5];zip;1;0)" office:value-type="float" office:value="38016" calcext:value-type="float">
            <text:p>38016</text:p>
          </table:table-cell>
        </table:table-row>
        <table:table-row table:style-name="ro1">
          <table:table-cell office:value-type="float" office:value="38017" calcext:value-type="float">
            <text:p>38017</text:p>
          </table:table-cell>
          <table:table-cell office:value-type="float" office:value="54372" calcext:value-type="float">
            <text:p>54372</text:p>
          </table:table-cell>
          <table:table-cell table:formula="of:=VLOOKUP([.A6];zip;1;0)" office:value-type="float" office:value="38017" calcext:value-type="float">
            <text:p>38017</text:p>
          </table:table-cell>
        </table:table-row>
        <table:table-row table:style-name="ro1">
          <table:table-cell office:value-type="float" office:value="38018" calcext:value-type="float">
            <text:p>38018</text:p>
          </table:table-cell>
          <table:table-cell office:value-type="float" office:value="37217" calcext:value-type="float">
            <text:p>37217</text:p>
          </table:table-cell>
          <table:table-cell table:formula="of:=VLOOKUP([.A7];zip;1;0)" office:value-type="float" office:value="38018" calcext:value-type="float">
            <text:p>38018</text:p>
          </table:table-cell>
        </table:table-row>
        <table:table-row table:style-name="ro1">
          <table:table-cell office:value-type="float" office:value="38028" calcext:value-type="float">
            <text:p>38028</text:p>
          </table:table-cell>
          <table:table-cell office:value-type="float" office:value="6965" calcext:value-type="float">
            <text:p>6965</text:p>
          </table:table-cell>
          <table:table-cell table:formula="of:=VLOOKUP([.A8];zip;1;0)" office:value-type="float" office:value="38028" calcext:value-type="float">
            <text:p>38028</text:p>
          </table:table-cell>
        </table:table-row>
        <table:table-row table:style-name="ro1">
          <table:table-cell office:value-type="float" office:value="38053" calcext:value-type="float">
            <text:p>38053</text:p>
          </table:table-cell>
          <table:table-cell office:value-type="float" office:value="26545" calcext:value-type="float">
            <text:p>26545</text:p>
          </table:table-cell>
          <table:table-cell table:formula="of:=VLOOKUP([.A9];zip;1;0)" office:value-type="float" office:value="38053" calcext:value-type="float">
            <text:p>38053</text:p>
          </table:table-cell>
        </table:table-row>
        <table:table-row table:style-name="ro1">
          <table:table-cell office:value-type="float" office:value="38054" calcext:value-type="float">
            <text:p>38054</text:p>
          </table:table-cell>
          <table:table-cell office:value-type="float" office:value="271" calcext:value-type="float">
            <text:p>271</text:p>
          </table:table-cell>
          <table:table-cell table:formula="of:=VLOOKUP([.A10];zip;1;0)" office:value-type="float" office:value="38054" calcext:value-type="float">
            <text:p>38054</text:p>
          </table:table-cell>
        </table:table-row>
        <table:table-row table:style-name="ro1">
          <table:table-cell office:value-type="float" office:value="38103" calcext:value-type="float">
            <text:p>38103</text:p>
          </table:table-cell>
          <table:table-cell office:value-type="float" office:value="14044" calcext:value-type="float">
            <text:p>14044</text:p>
          </table:table-cell>
          <table:table-cell table:formula="of:=VLOOKUP([.A11];zip;1;0)" office:value-type="float" office:value="38103" calcext:value-type="float">
            <text:p>38103</text:p>
          </table:table-cell>
        </table:table-row>
        <table:table-row table:style-name="ro1">
          <table:table-cell office:value-type="float" office:value="38104" calcext:value-type="float">
            <text:p>38104</text:p>
          </table:table-cell>
          <table:table-cell office:value-type="float" office:value="23517" calcext:value-type="float">
            <text:p>23517</text:p>
          </table:table-cell>
          <table:table-cell table:formula="of:=VLOOKUP([.A12];zip;1;0)" office:value-type="float" office:value="38104" calcext:value-type="float">
            <text:p>38104</text:p>
          </table:table-cell>
        </table:table-row>
        <table:table-row table:style-name="ro1">
          <table:table-cell office:value-type="float" office:value="38105" calcext:value-type="float">
            <text:p>38105</text:p>
          </table:table-cell>
          <table:table-cell office:value-type="float" office:value="6209" calcext:value-type="float">
            <text:p>6209</text:p>
          </table:table-cell>
          <table:table-cell table:formula="of:=VLOOKUP([.A13];zip;1;0)" office:value-type="float" office:value="38105" calcext:value-type="float">
            <text:p>38105</text:p>
          </table:table-cell>
        </table:table-row>
        <table:table-row table:style-name="ro1">
          <table:table-cell office:value-type="float" office:value="38106" calcext:value-type="float">
            <text:p>38106</text:p>
          </table:table-cell>
          <table:table-cell office:value-type="float" office:value="24029" calcext:value-type="float">
            <text:p>24029</text:p>
          </table:table-cell>
          <table:table-cell table:formula="of:=VLOOKUP([.A14];zip;1;0)" office:value-type="float" office:value="38106" calcext:value-type="float">
            <text:p>38106</text:p>
          </table:table-cell>
        </table:table-row>
        <table:table-row table:style-name="ro1">
          <table:table-cell office:value-type="float" office:value="38107" calcext:value-type="float">
            <text:p>38107</text:p>
          </table:table-cell>
          <table:table-cell office:value-type="float" office:value="16120" calcext:value-type="float">
            <text:p>16120</text:p>
          </table:table-cell>
          <table:table-cell table:formula="of:=VLOOKUP([.A15];zip;1;0)" office:value-type="float" office:value="38107" calcext:value-type="float">
            <text:p>38107</text:p>
          </table:table-cell>
        </table:table-row>
        <table:table-row table:style-name="ro1">
          <table:table-cell office:value-type="float" office:value="38108" calcext:value-type="float">
            <text:p>38108</text:p>
          </table:table-cell>
          <table:table-cell office:value-type="float" office:value="17894" calcext:value-type="float">
            <text:p>17894</text:p>
          </table:table-cell>
          <table:table-cell table:formula="of:=VLOOKUP([.A16];zip;1;0)" office:value-type="float" office:value="38108" calcext:value-type="float">
            <text:p>38108</text:p>
          </table:table-cell>
        </table:table-row>
        <table:table-row table:style-name="ro1">
          <table:table-cell office:value-type="float" office:value="38109" calcext:value-type="float">
            <text:p>38109</text:p>
          </table:table-cell>
          <table:table-cell office:value-type="float" office:value="44922" calcext:value-type="float">
            <text:p>44922</text:p>
          </table:table-cell>
          <table:table-cell table:formula="of:=VLOOKUP([.A17];zip;1;0)" office:value-type="float" office:value="38109" calcext:value-type="float">
            <text:p>38109</text:p>
          </table:table-cell>
        </table:table-row>
        <table:table-row table:style-name="ro1">
          <table:table-cell office:value-type="float" office:value="38111" calcext:value-type="float">
            <text:p>38111</text:p>
          </table:table-cell>
          <table:table-cell office:value-type="float" office:value="43563" calcext:value-type="float">
            <text:p>43563</text:p>
          </table:table-cell>
          <table:table-cell table:formula="of:=VLOOKUP([.A18];zip;1;0)" office:value-type="float" office:value="38111" calcext:value-type="float">
            <text:p>38111</text:p>
          </table:table-cell>
        </table:table-row>
        <table:table-row table:style-name="ro1">
          <table:table-cell office:value-type="float" office:value="38112" calcext:value-type="float">
            <text:p>38112</text:p>
          </table:table-cell>
          <table:table-cell office:value-type="float" office:value="17082" calcext:value-type="float">
            <text:p>17082</text:p>
          </table:table-cell>
          <table:table-cell table:formula="of:=VLOOKUP([.A19];zip;1;0)" office:value-type="float" office:value="38112" calcext:value-type="float">
            <text:p>38112</text:p>
          </table:table-cell>
        </table:table-row>
        <table:table-row table:style-name="ro1">
          <table:table-cell office:value-type="float" office:value="38114" calcext:value-type="float">
            <text:p>38114</text:p>
          </table:table-cell>
          <table:table-cell office:value-type="float" office:value="26786" calcext:value-type="float">
            <text:p>26786</text:p>
          </table:table-cell>
          <table:table-cell table:formula="of:=VLOOKUP([.A20];zip;1;0)" office:value-type="float" office:value="38114" calcext:value-type="float">
            <text:p>38114</text:p>
          </table:table-cell>
        </table:table-row>
        <table:table-row table:style-name="ro1">
          <table:table-cell office:value-type="float" office:value="38115" calcext:value-type="float">
            <text:p>38115</text:p>
          </table:table-cell>
          <table:table-cell office:value-type="float" office:value="40837" calcext:value-type="float">
            <text:p>40837</text:p>
          </table:table-cell>
          <table:table-cell table:formula="of:=VLOOKUP([.A21];zip;1;0)" office:value-type="float" office:value="38115" calcext:value-type="float">
            <text:p>38115</text:p>
          </table:table-cell>
        </table:table-row>
        <table:table-row table:style-name="ro1">
          <table:table-cell office:value-type="float" office:value="38116" calcext:value-type="float">
            <text:p>38116</text:p>
          </table:table-cell>
          <table:table-cell office:value-type="float" office:value="39758" calcext:value-type="float">
            <text:p>39758</text:p>
          </table:table-cell>
          <table:table-cell table:formula="of:=VLOOKUP([.A22];zip;1;0)" office:value-type="float" office:value="38116" calcext:value-type="float">
            <text:p>38116</text:p>
          </table:table-cell>
        </table:table-row>
        <table:table-row table:style-name="ro1">
          <table:table-cell office:value-type="float" office:value="38117" calcext:value-type="float">
            <text:p>38117</text:p>
          </table:table-cell>
          <table:table-cell office:value-type="float" office:value="25881" calcext:value-type="float">
            <text:p>25881</text:p>
          </table:table-cell>
          <table:table-cell table:formula="of:=VLOOKUP([.A23];zip;1;0)" office:value-type="float" office:value="38117" calcext:value-type="float">
            <text:p>38117</text:p>
          </table:table-cell>
        </table:table-row>
        <table:table-row table:style-name="ro1">
          <table:table-cell office:value-type="float" office:value="38118" calcext:value-type="float">
            <text:p>38118</text:p>
          </table:table-cell>
          <table:table-cell office:value-type="float" office:value="38664" calcext:value-type="float">
            <text:p>38664</text:p>
          </table:table-cell>
          <table:table-cell table:formula="of:=VLOOKUP([.A24];zip;1;0)" office:value-type="float" office:value="38118" calcext:value-type="float">
            <text:p>38118</text:p>
          </table:table-cell>
        </table:table-row>
        <table:table-row table:style-name="ro1">
          <table:table-cell office:value-type="float" office:value="38119" calcext:value-type="float">
            <text:p>38119</text:p>
          </table:table-cell>
          <table:table-cell office:value-type="float" office:value="22947" calcext:value-type="float">
            <text:p>22947</text:p>
          </table:table-cell>
          <table:table-cell table:formula="of:=VLOOKUP([.A25];zip;1;0)" office:value-type="float" office:value="38119" calcext:value-type="float">
            <text:p>38119</text:p>
          </table:table-cell>
        </table:table-row>
        <table:table-row table:style-name="ro1">
          <table:table-cell office:value-type="float" office:value="38120" calcext:value-type="float">
            <text:p>38120</text:p>
          </table:table-cell>
          <table:table-cell office:value-type="float" office:value="14634" calcext:value-type="float">
            <text:p>14634</text:p>
          </table:table-cell>
          <table:table-cell table:formula="of:=VLOOKUP([.A26];zip;1;0)" office:value-type="float" office:value="38120" calcext:value-type="float">
            <text:p>38120</text:p>
          </table:table-cell>
        </table:table-row>
        <table:table-row table:style-name="ro1">
          <table:table-cell office:value-type="float" office:value="38122" calcext:value-type="float">
            <text:p>38122</text:p>
          </table:table-cell>
          <table:table-cell office:value-type="float" office:value="24695" calcext:value-type="float">
            <text:p>24695</text:p>
          </table:table-cell>
          <table:table-cell table:formula="of:=VLOOKUP([.A27];zip;1;0)" office:value-type="float" office:value="38122" calcext:value-type="float">
            <text:p>38122</text:p>
          </table:table-cell>
        </table:table-row>
        <table:table-row table:style-name="ro1">
          <table:table-cell office:value-type="float" office:value="38125" calcext:value-type="float">
            <text:p>38125</text:p>
          </table:table-cell>
          <table:table-cell office:value-type="float" office:value="37519" calcext:value-type="float">
            <text:p>37519</text:p>
          </table:table-cell>
          <table:table-cell table:formula="of:=VLOOKUP([.A28];zip;1;0)" office:value-type="float" office:value="38125" calcext:value-type="float">
            <text:p>38125</text:p>
          </table:table-cell>
        </table:table-row>
        <table:table-row table:style-name="ro1">
          <table:table-cell office:value-type="float" office:value="38126" calcext:value-type="float">
            <text:p>38126</text:p>
          </table:table-cell>
          <table:table-cell office:value-type="float" office:value="6407" calcext:value-type="float">
            <text:p>6407</text:p>
          </table:table-cell>
          <table:table-cell table:formula="of:=VLOOKUP([.A29];zip;1;0)" office:value-type="float" office:value="38126" calcext:value-type="float">
            <text:p>38126</text:p>
          </table:table-cell>
        </table:table-row>
        <table:table-row table:style-name="ro1">
          <table:table-cell office:value-type="float" office:value="38127" calcext:value-type="float">
            <text:p>38127</text:p>
          </table:table-cell>
          <table:table-cell office:value-type="float" office:value="44227" calcext:value-type="float">
            <text:p>44227</text:p>
          </table:table-cell>
          <table:table-cell table:formula="of:=VLOOKUP([.A30];zip;1;0)" office:value-type="float" office:value="38127" calcext:value-type="float">
            <text:p>38127</text:p>
          </table:table-cell>
        </table:table-row>
        <table:table-row table:style-name="ro1">
          <table:table-cell office:value-type="float" office:value="38128" calcext:value-type="float">
            <text:p>38128</text:p>
          </table:table-cell>
          <table:table-cell office:value-type="float" office:value="45509" calcext:value-type="float">
            <text:p>45509</text:p>
          </table:table-cell>
          <table:table-cell table:formula="of:=VLOOKUP([.A31];zip;1;0)" office:value-type="float" office:value="38128" calcext:value-type="float">
            <text:p>38128</text:p>
          </table:table-cell>
        </table:table-row>
        <table:table-row table:style-name="ro1">
          <table:table-cell office:value-type="float" office:value="38133" calcext:value-type="float">
            <text:p>38133</text:p>
          </table:table-cell>
          <table:table-cell office:value-type="float" office:value="22254" calcext:value-type="float">
            <text:p>22254</text:p>
          </table:table-cell>
          <table:table-cell table:formula="of:=VLOOKUP([.A32];zip;1;0)" office:value-type="float" office:value="38133" calcext:value-type="float">
            <text:p>38133</text:p>
          </table:table-cell>
        </table:table-row>
        <table:table-row table:style-name="ro1">
          <table:table-cell office:value-type="float" office:value="38134" calcext:value-type="float">
            <text:p>38134</text:p>
          </table:table-cell>
          <table:table-cell office:value-type="float" office:value="44853" calcext:value-type="float">
            <text:p>44853</text:p>
          </table:table-cell>
          <table:table-cell table:formula="of:=VLOOKUP([.A33];zip;1;0)" office:value-type="float" office:value="38134" calcext:value-type="float">
            <text:p>38134</text:p>
          </table:table-cell>
        </table:table-row>
        <table:table-row table:style-name="ro1">
          <table:table-cell office:value-type="float" office:value="38135" calcext:value-type="float">
            <text:p>38135</text:p>
          </table:table-cell>
          <table:table-cell office:value-type="float" office:value="29714" calcext:value-type="float">
            <text:p>29714</text:p>
          </table:table-cell>
          <table:table-cell table:formula="of:=VLOOKUP([.A34];zip;1;0)" office:value-type="float" office:value="38135" calcext:value-type="float">
            <text:p>38135</text:p>
          </table:table-cell>
        </table:table-row>
        <table:table-row table:style-name="ro1">
          <table:table-cell office:value-type="float" office:value="38138" calcext:value-type="float">
            <text:p>38138</text:p>
          </table:table-cell>
          <table:table-cell office:value-type="float" office:value="24972" calcext:value-type="float">
            <text:p>24972</text:p>
          </table:table-cell>
          <table:table-cell table:formula="of:=VLOOKUP([.A35];zip;1;0)" office:value-type="float" office:value="38138" calcext:value-type="float">
            <text:p>38138</text:p>
          </table:table-cell>
        </table:table-row>
        <table:table-row table:style-name="ro1">
          <table:table-cell office:value-type="float" office:value="38139" calcext:value-type="float">
            <text:p>38139</text:p>
          </table:table-cell>
          <table:table-cell office:value-type="float" office:value="15774" calcext:value-type="float">
            <text:p>15774</text:p>
          </table:table-cell>
          <table:table-cell table:formula="of:=VLOOKUP([.A36];zip;1;0)" office:value-type="float" office:value="38139" calcext:value-type="float">
            <text:p>38139</text:p>
          </table:table-cell>
        </table:table-row>
        <table:table-row table:style-name="ro1">
          <table:table-cell office:value-type="float" office:value="38141" calcext:value-type="float">
            <text:p>38141</text:p>
          </table:table-cell>
          <table:table-cell office:value-type="float" office:value="22340" calcext:value-type="float">
            <text:p>22340</text:p>
          </table:table-cell>
          <table:table-cell table:formula="of:=VLOOKUP([.A37];zip;1;0)" office:value-type="float" office:value="38141" calcext:value-type="float">
            <text:p>38141</text:p>
          </table:table-cell>
        </table:table-row>
        <table:table-row table:style-name="ro1">
          <table:table-cell office:value-type="float" office:value="38152" calcext:value-type="float">
            <text:p>38152</text:p>
          </table:table-cell>
          <table:table-cell office:value-type="float" office:value="988" calcext:value-type="float">
            <text:p>988</text:p>
          </table:table-cell>
          <table:table-cell table:formula="of:=VLOOKUP([.A38];zip;1;0)" office:value-type="float" office:value="38152" calcext:value-type="float">
            <text:p>38152</text:p>
          </table:table-cell>
        </table:table-row>
      </table:table>
      <table:named-expressions/>
      <table:database-ranges>
        <table:database-range table:name="zip" table:target-range-address="zcta_county_rel_10.A1:zcta_county_rel_10.C41" table:on-update-keep-styles="true" table:on-update-keep-size="false"/>
        <table:database-range table:name="__Anonymous_Sheet_DB__0" table:target-range-address="Sheet1.A1:Sheet1.G37" table:display-filter-buttons="true"/>
        <table:database-range table:name="__Anonymous_Sheet_DB__1" table:target-range-address="zcta_county_rel_10.A1:zcta_county_rel_10.C5162" table:display-filter-buttons="true">
          <table:sort>
            <table:sort-by table:field-number="0" table:data-type="automatic"/>
          </table:sort>
        </table:database-range>
        <table:database-range table:name="__Anonymous_Sheet_DB__2" table:target-range-address="Sheet3.A1:Sheet3.C1048576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s" fo:country="MX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8T10:06:03.188338929</meta:creation-date>
    <dc:date>2020-09-18T10:52:26.558366269</dc:date>
    <meta:editing-duration>PT35M44S</meta:editing-duration>
    <meta:editing-cycles>6</meta:editing-cycles>
    <meta:generator>LibreOffice/6.4.6.2$Linux_X86_64 LibreOffice_project/40$Build-2</meta:generator>
    <meta:document-statistic meta:table-count="3" meta:cell-count="496" meta:object-count="0"/>
  </office:meta>
</office:document-meta>
</file>